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M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David SAados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Teague Iron</text:p>
          </table:table-cell>
          <table:covered-table-cell table:style-name="ce19" table:content-validation-name="val2"/>
          <table:table-cell table:style-name="ce26"/>
          <table:table-cell table:number-columns-repeated="2"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8" table:style-name="ce26"/>
          <table:table-cell table:number-columns-repeated="6" table:style-name="ce42"/>
          <table:table-cell/>
          <table:table-cell table:style-name="ce48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Sam Mell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Hope Fries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 office:value-type="float" office:value="60">
            <text:p>6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80">
            <text:p>8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00">
            <text:p>10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Hannah Ashby</text:p>
          </table:table-cell>
          <table:covered-table-cell table:style-name="ce21" table:content-validation-name="val3"/>
          <table:table-cell table:number-columns-repeated="12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Winter Doerksen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Poya Koladino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40">
            <text:p>40</text:p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60">
            <text:p>6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80">
            <text:p>8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assidy Wurtz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Jalyna Neudorf</text:p>
          </table:table-cell>
          <table:covered-table-cell table:style-name="ce22" table:content-validation-name="val4"/>
          <table:table-cell table:number-columns-repeated="11" table:style-name="ce28"/>
          <table:table-cell table:style-name="ce28" office:value-type="string">
            <text:p>c</text:p>
          </table:table-cell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40" table:number-columns-spanned="1" table:number-rows-spanned="3">
            <text:p>14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Natalie Funk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Shaylynn Peters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11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60">
            <text:p>6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90">
            <text:p>90</text:p>
          </table:table-cell>
          <table:table-cell table:style-name="ce20" table:formula="of:=[Calculations.P109]" office:value-type="float" office:value="120">
            <text:p>120</text:p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40">
            <text:p>14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4" table:style-name="ce29"/>
          <table:table-cell table:style-name="ce29" office:value-type="string">
            <text:p>x</text:p>
          </table:table-cell>
          <table:table-cell table:number-columns-repeated="10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M">
            <text:p>Quiz AM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Outlook 2">
            <text:p>Outlook 2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00">
            <text:p>100</text:p>
          </table:table-cell>
          <table:table-cell table:style-name="ce58" table:formula="of:=[Calculations.AE16]" office:value-type="float" office:value="10">
            <text:p>10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2">
            <text:p>Westgate 2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7">
            <text:p>7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1">
            <text:p>Rosthern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40">
            <text:p>140</text:p>
          </table:table-cell>
          <table:table-cell table:style-name="ce58" table:formula="of:=[Calculations.AE18]" office:value-type="float" office:value="16">
            <text:p>16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Outlook 2">
            <text:p>Outlook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David SAados">
            <text:p>David SAados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e">
            <text:p>e</text:p>
          </table:table-cell>
          <table:table-cell table:style-name="ce66" table:formula="of:=[Calculations.Q2]">
            <text:p/>
          </table:table-cell>
          <table:table-cell table:style-name="ce66" table:formula="of:=[Calculations.R2]" office:value-type="string" office:string-value="c">
            <text:p>c</text:p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Teague Iron">
            <text:p>Teague Iron</text:p>
          </table:table-cell>
          <table:table-cell table:formula="of:=[Calculations.B3]" office:value-type="float" office:value="60">
            <text:p>6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 office:value-type="string" office:string-value="c">
            <text:p>c</text:p>
          </table:table-cell>
          <table:table-cell table:style-name="ce66" table:formula="of:=[Calculations.G3]" office:value-type="string" office:string-value="c">
            <text:p>c</text:p>
          </table:table-cell>
          <table:table-cell table:style-name="ce66" table:formula="of:=[Calculations.H3]" office:value-type="string" office:string-value="e">
            <text:p>e</text:p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 office:value-type="string" office:string-value="c">
            <text:p>c</text:p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Sam Mellen">
            <text:p>Sam Mellen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Hope Friesen">
            <text:p>Hope Friesen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 office:value-type="float" office:value="60">
            <text:p>6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80">
            <text:p>8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00">
            <text:p>10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2">
            <text:p>Westgate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Hannah Ashby">
            <text:p>Hannah Ashby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c">
            <text:p>c</text:p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Winter Doerksen">
            <text:p>Winter Doerksen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c">
            <text:p>c</text:p>
          </table:table-cell>
          <table:table-cell table:style-name="ce66" table:formula="of:=[Calculations.M54]">
            <text:p/>
          </table:table-cell>
          <table:table-cell table:style-name="ce66" table:formula="of:=[Calculations.N54]" office:value-type="string" office:string-value="c">
            <text:p>c</text:p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Poya Koladino">
            <text:p>Poya Koladino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40">
            <text:p>40</text:p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60">
            <text:p>60</text:p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80">
            <text:p>8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1">
            <text:p>Rosther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40">
            <text:p>1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assidy Wurtz">
            <text:p>Cassidy Wurtz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c">
            <text:p>c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 office:value-type="string" office:string-value="e">
            <text:p>e</text:p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Jalyna Neudorf">
            <text:p>Jalyna Neudorf</text:p>
          </table:table-cell>
          <table:table-cell table:formula="of:=[Calculations.B105]" office:value-type="float" office:value="40">
            <text:p>4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 office:value-type="string" office:string-value="c">
            <text:p>c</text:p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c">
            <text:p>c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Natalie Funk">
            <text:p>Natalie Funk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c">
            <text:p>c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Shaylynn Peters">
            <text:p>Shaylynn Peters</text:p>
          </table:table-cell>
          <table:table-cell table:formula="of:=[Calculations.B107]" office:value-type="float" office:value="20">
            <text:p>2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 office:value-type="string" office:string-value="c">
            <text:p>c</text:p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60">
            <text:p>6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90">
            <text:p>90</text:p>
          </table:table-cell>
          <table:table-cell table:style-name="ce65" table:formula="of:=[Calculations.P109]" office:value-type="float" office:value="120">
            <text:p>120</text:p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40">
            <text:p>14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Outlook 2">
            <text:p>Outlook 2</text:p>
          </table:table-cell>
          <table:table-cell table:style-name="ce9" table:formula="of:=CONCATENATE([$Quiz.$C$3];[$Quiz.$D$3])" office:value-type="string" office:string-value="AM">
            <text:p>AM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24" table:formula="of:=[Calculations.AE16]" office:value-type="float" office:value="10">
            <text:p>10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2">
            <text:p>Westgate 2</text:p>
          </table:table-cell>
          <table:table-cell table:style-name="ce9" table:formula="of:=CONCATENATE([$Quiz.$C$3];[$Quiz.$D$3])" office:value-type="string" office:string-value="AM">
            <text:p>AM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7">
            <text:p>7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1">
            <text:p>Rosthern 1</text:p>
          </table:table-cell>
          <table:table-cell table:style-name="ce9" table:formula="of:=CONCATENATE([$Quiz.$C$3];[$Quiz.$D$3])" office:value-type="string" office:string-value="AM">
            <text:p>AM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40">
            <text:p>140</text:p>
          </table:table-cell>
          <table:table-cell table:style-name="ce24" table:formula="of:=[Calculations.AE18]" office:value-type="float" office:value="16">
            <text:p>16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David SAados">
            <text:p>David SAados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Teague Iron">
            <text:p>Teague Iro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3]" office:value-type="float" office:value="60">
            <text:p>6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Sam Mellen">
            <text:p>Sam Melle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Hope Friesen">
            <text:p>Hope Friese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Hannah Ashby">
            <text:p>Hannah Ashby</text:p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Winter Doerksen">
            <text:p>Winter Doerksen</text:p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Poya Koladino">
            <text:p>Poya Koladino</text:p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Westgate 2">
            <text:p>Westgate 2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assidy Wurtz">
            <text:p>Cassidy Wurtz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alyna Neudorf">
            <text:p>Jalyna Neudorf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105]" office:value-type="float" office:value="40">
            <text:p>4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Natalie Funk">
            <text:p>Natalie Funk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Shaylynn Peters">
            <text:p>Shaylynn Peters</text:p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1">
            <text:p>Rosthern 1</text:p>
          </table:table-cell>
          <table:table-cell table:formula="of:=CONCATENATE([$Quiz.$C$3];[$Quiz.$D$3])" office:value-type="string" office:string-value="AM">
            <text:p>AM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Outlook 2">
            <text:p>Outlook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David SAados">
            <text:p>David SAados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2">
            <text:p>2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e">
            <text:p>e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 office:value-type="string" office:string-value="c">
            <text:p>c</text:p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Teague Iron">
            <text:p>Teague Iron</text:p>
          </table:table-cell>
          <table:table-cell table:style-name="ce77" table:formula="of:=[.S11]*20+[.Z11]+[.Z23]+[.Z33]" office:value-type="float" office:value="60">
            <text:p>6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4">
            <text:p>4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 office:value-type="string" office:string-value="c">
            <text:p>c</text:p>
          </table:table-cell>
          <table:table-cell table:style-name="ce78" table:formula="of:=IF([Quiz.F7]=0;&quot;&quot;;[Quiz.F7])" office:value-type="string" office:string-value="c">
            <text:p>c</text:p>
          </table:table-cell>
          <table:table-cell table:style-name="ce78" table:formula="of:=IF([Quiz.G7]=0;&quot;&quot;;[Quiz.G7])" office:value-type="string" office:string-value="e">
            <text:p>e</text:p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 office:value-type="string" office:string-value="c">
            <text:p>c</text:p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Sam Mellen">
            <text:p>Sam Mellen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Outlook 2">
            <text:p>Outlook 2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2">
            <text:p>12</text:p>
          </table:table-cell>
          <table:table-cell table:style-name="ce78" table:formula="of:=VLOOKUP([.AG$3];TeamPoints;2)+MAX(([.$AC4]-VLOOKUP([.AG$3];TeamPoints;3))/10;0)" office:value-type="float" office:value="11">
            <text:p>11</text:p>
          </table:table-cell>
          <table:table-cell table:style-name="ce78" table:formula="of:=VLOOKUP([.AH$3];TeamPoints;2)+MAX(([.$AC4]-VLOOKUP([.AH$3];TeamPoints;3))/10;0)" office:value-type="float" office:value="10">
            <text:p>10</text:p>
          </table:table-cell>
          <table:table-cell table:style-name="ce78" table:formula="of:=VLOOKUP([.AI$3];TeamPoints;2)+MAX(([.$AC4]-VLOOKUP([.AI$3];TeamPoints;3))/10;0)" office:value-type="float" office:value="10">
            <text:p>10</text:p>
          </table:table-cell>
          <table:table-cell table:style-name="ce78" table:formula="of:=VLOOKUP([.AJ$3];TeamPoints;2)+MAX(([.$AC4]-VLOOKUP([.AJ$3];TeamPoints;3))/10;0)" office:value-type="float" office:value="10">
            <text:p>10</text:p>
          </table:table-cell>
          <table:table-cell table:style-name="ce78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Hope Friesen">
            <text:p>Hope Friesen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2">
            <text:p>Westgate 2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1">
            <text:p>Rosthern 1</text:p>
          </table:table-cell>
          <table:table-cell table:style-name="ce77" table:formula="of:=[.$S$144]" office:value-type="float" office:value="140">
            <text:p>14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6">
            <text:p>16</text:p>
          </table:table-cell>
          <table:table-cell table:style-name="ce78" table:formula="of:=VLOOKUP([.AG$3];TeamPoints;2)+MAX(([.$AC6]-VLOOKUP([.AG$3];TeamPoints;3))/10;0)" office:value-type="float" office:value="15">
            <text:p>15</text:p>
          </table:table-cell>
          <table:table-cell table:style-name="ce78" table:formula="of:=VLOOKUP([.AH$3];TeamPoints;2)+MAX(([.$AC6]-VLOOKUP([.AH$3];TeamPoints;3))/10;0)" office:value-type="float" office:value="14">
            <text:p>14</text:p>
          </table:table-cell>
          <table:table-cell table:style-name="ce78" table:formula="of:=VLOOKUP([.AI$3];TeamPoints;2)+MAX(([.$AC6]-VLOOKUP([.AI$3];TeamPoints;3))/10;0)" office:value-type="float" office:value="14">
            <text:p>14</text:p>
          </table:table-cell>
          <table:table-cell table:style-name="ce78" table:formula="of:=VLOOKUP([.AJ$3];TeamPoints;2)+MAX(([.$AC6]-VLOOKUP([.AJ$3];TeamPoints;3))/10;0)" office:value-type="float" office:value="14">
            <text:p>14</text:p>
          </table:table-cell>
          <table:table-cell table:style-name="ce78" table:formula="of:=VLOOKUP([.AK$3];TeamPoints;2)+MAX(([.$AC6]-VLOOKUP([.AK$3];TeamPoints;3))/10;0)" office:value-type="float" office:value="13">
            <text:p>1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 office:value-type="float" office:value="60">
            <text:p>6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80">
            <text:p>8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00">
            <text:p>10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2">
            <text:p>2</text:p>
          </table:table-cell>
          <table:table-cell table:formula="of:=IF(LOWER([.H3])=&quot;c&quot;;[.G11]+1;[.G11])" office:value-type="float" office:value="2">
            <text:p>2</text:p>
          </table:table-cell>
          <table:table-cell table:formula="of:=IF(LOWER([.I3])=&quot;c&quot;;[.H11]+1;[.H11])" office:value-type="float" office:value="2">
            <text:p>2</text:p>
          </table:table-cell>
          <table:table-cell table:formula="of:=IF(LOWER([.J3])=&quot;c&quot;;[.I11]+1;[.I11])" office:value-type="float" office:value="2">
            <text:p>2</text:p>
          </table:table-cell>
          <table:table-cell table:formula="of:=IF(LOWER([.K3])=&quot;c&quot;;[.J11]+1;[.J11])" office:value-type="float" office:value="3">
            <text:p>3</text:p>
          </table:table-cell>
          <table:table-cell table:formula="of:=IF(LOWER([.L3])=&quot;c&quot;;[.K11]+1;[.K11])" office:value-type="float" office:value="3">
            <text:p>3</text:p>
          </table:table-cell>
          <table:table-cell table:formula="of:=IF(LOWER([.M3])=&quot;c&quot;;[.L11]+1;[.L11])" office:value-type="float" office:value="3">
            <text:p>3</text:p>
          </table:table-cell>
          <table:table-cell table:formula="of:=IF(LOWER([.N3])=&quot;c&quot;;[.M11]+1;[.M11])" office:value-type="float" office:value="3">
            <text:p>3</text:p>
          </table:table-cell>
          <table:table-cell table:formula="of:=IF(LOWER([.O3])=&quot;c&quot;;[.N11]+1;[.N11])" office:value-type="float" office:value="3">
            <text:p>3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Outlook 2">
            <text:p>Outlook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2">
            <text:p>Westgate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1">
            <text:p>Rosthern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Outlook 2">
            <text:p>Outlook 2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HLOOKUP([.AC16];TotalPoints;2)" office:value-type="float" office:value="10">
            <text:p>10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Westgate 2">
            <text:p>Westgate 2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7">
            <text:p>7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1">
            <text:p>Rosthern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40">
            <text:p>140</text:p>
          </table:table-cell>
          <table:table-cell table:style-name="ce77" table:formula="of:=HLOOKUP([.AC18];TotalPoints;4)" office:value-type="float" office:value="16">
            <text:p>16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true">
            <text:p>TRU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2">
            <text:p>Westgate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Hannah Ashby">
            <text:p>Hannah Ashby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c">
            <text:p>c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Winter Doerksen">
            <text:p>Winter Doerksen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c">
            <text:p>c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 office:value-type="string" office:string-value="c">
            <text:p>c</text:p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Poya Koladino">
            <text:p>Poya Koladino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40">
            <text:p>4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60">
            <text:p>6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80">
            <text:p>8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2">
            <text:p>2</text:p>
          </table:table-cell>
          <table:table-cell table:formula="of:=IF(LOWER([.O54])=&quot;c&quot;;[.N62]+1;[.N62])" office:value-type="float" office:value="2">
            <text:p>2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60">
            <text:p>6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1">
            <text:p>Rosther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assidy Wurtz">
            <text:p>Cassidy Wurtz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c">
            <text:p>c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 office:value-type="string" office:string-value="e">
            <text:p>e</text:p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alyna Neudorf">
            <text:p>Jalyna Neudorf</text:p>
          </table:table-cell>
          <table:table-cell table:style-name="ce77" table:formula="of:=[.S113]*20+[.Z113]+[.Z125]+[.Z135]" office:value-type="float" office:value="40">
            <text:p>4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2">
            <text:p>2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 office:value-type="string" office:string-value="c">
            <text:p>c</text:p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c">
            <text:p>c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Natalie Funk">
            <text:p>Natalie Funk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c">
            <text:p>c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Shaylynn Peters">
            <text:p>Shaylynn Peters</text:p>
          </table:table-cell>
          <table:table-cell table:style-name="ce77" table:formula="of:=[.S115]*20+[.Z115]+[.Z127]+[.Z137]" office:value-type="float" office:value="20">
            <text:p>2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 office:value-type="string" office:string-value="c">
            <text:p>c</text:p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60">
            <text:p>6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90">
            <text:p>90</text:p>
          </table:table-cell>
          <table:table-cell table:style-name="ce78" table:formula="of:=IF([.P143]=0;&quot;&quot;;[.P144])" office:value-type="float" office:value="120">
            <text:p>12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40">
            <text:p>14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1">
            <text:p>1</text:p>
          </table:table-cell>
          <table:table-cell table:formula="of:=IF(LOWER([.F107])=&quot;c&quot;;[.E115]+1;[.E115])" office:value-type="float" office:value="1">
            <text:p>1</text:p>
          </table:table-cell>
          <table:table-cell table:formula="of:=IF(LOWER([.G107])=&quot;c&quot;;[.F115]+1;[.F115])" office:value-type="float" office:value="1">
            <text:p>1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3">
            <text:p>3</text:p>
          </table:table-cell>
          <table:table-cell table:formula="of:=SUM([.P112]&gt;0;[.P113]&gt;0;[.P114]&gt;0;[.P115]&gt;0;[.P116]&gt;0)" office:value-type="float" office:value="4">
            <text:p>4</text:p>
          </table:table-cell>
          <table:table-cell table:formula="of:=SUM([.Q112]&gt;0;[.Q113]&gt;0;[.Q114]&gt;0;[.Q115]&gt;0;[.Q116]&gt;0)" office:value-type="float" office:value="4">
            <text:p>4</text:p>
          </table:table-cell>
          <table:table-cell table:formula="of:=SUM([.R112]&gt;0;[.R113]&gt;0;[.R114]&gt;0;[.R115]&gt;0;[.R116]&gt;0)" office:value-type="float" office:value="4">
            <text:p>4</text:p>
          </table:table-cell>
          <table:table-cell table:formula="of:=SUM([.S112]&gt;0;[.S113]&gt;0;[.S114]&gt;0;[.S115]&gt;0;[.S116]&gt;0)" office:value-type="float" office:value="4">
            <text:p>4</text:p>
          </table:table-cell>
          <table:table-cell table:formula="of:=SUM([.T112]&gt;0;[.T113]&gt;0;[.T114]&gt;0;[.T115]&gt;0;[.T116]&gt;0)" office:value-type="float" office:value="4">
            <text:p>4</text:p>
          </table:table-cell>
          <table:table-cell table:formula="of:=SUM([.U112]&gt;0;[.U113]&gt;0;[.U114]&gt;0;[.U115]&gt;0;[.U116]&gt;0)" office:value-type="float" office:value="4">
            <text:p>4</text:p>
          </table:table-cell>
          <table:table-cell table:formula="of:=SUM([.V112]&gt;0;[.V113]&gt;0;[.V114]&gt;0;[.V115]&gt;0;[.V116]&gt;0)" office:value-type="float" office:value="4">
            <text:p>4</text:p>
          </table:table-cell>
          <table:table-cell table:formula="of:=SUM([.W112]&gt;0;[.W113]&gt;0;[.W114]&gt;0;[.W115]&gt;0;[.W116]&gt;0)" office:value-type="float" office:value="4">
            <text:p>4</text:p>
          </table:table-cell>
          <table:table-cell table:formula="of:=SUM([.X112]&gt;0;[.X113]&gt;0;[.X114]&gt;0;[.X115]&gt;0;[.X116]&gt;0)" office:value-type="float" office:value="4">
            <text:p>4</text:p>
          </table:table-cell>
          <table:table-cell table:formula="of:=SUM([.Y112]&gt;0;[.Y113]&gt;0;[.Y114]&gt;0;[.Y115]&gt;0;[.Y116]&gt;0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10">
            <text:p>10</text:p>
          </table:table-cell>
          <table:table-cell table:formula="of:=IF(AND(OR([.P112]=1;[.P113]=1;[.P114]=1;[.P115]=1;[.P116]=1);[.P119]&gt;2;[.P119]&gt;[.O119]);10;0)" office:value-type="float" office:value="10">
            <text:p>1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30">
            <text:p>30</text:p>
          </table:table-cell>
          <table:table-cell table:formula="of:=IF([.P147];20+[.P120]+[.P121];0)+IF([.P149];20;0)+[.P131]+[.P141]" office:value-type="float" office:value="30">
            <text:p>3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120">
            <text:p>120</text:p>
          </table:table-cell>
          <table:table-cell table:formula="of:=[.P144]+[.Q143]" office:value-type="float" office:value="120">
            <text:p>120</text:p>
          </table:table-cell>
          <table:table-cell table:formula="of:=[.Q144]+[.R143]" office:value-type="float" office:value="120">
            <text:p>120</text:p>
          </table:table-cell>
          <table:table-cell table:formula="of:=[.R144]+[.S143]" office:value-type="float" office:value="140">
            <text:p>140</text:p>
          </table:table-cell>
          <table:table-cell table:formula="of:=[.S144]+[.T143]" office:value-type="float" office:value="140">
            <text:p>140</text:p>
          </table:table-cell>
          <table:table-cell table:formula="of:=[.T144]+[.U143]" office:value-type="float" office:value="140">
            <text:p>140</text:p>
          </table:table-cell>
          <table:table-cell table:formula="of:=[.U144]+[.V143]" office:value-type="float" office:value="140">
            <text:p>140</text:p>
          </table:table-cell>
          <table:table-cell table:formula="of:=[.V144]+[.W143]" office:value-type="float" office:value="140">
            <text:p>140</text:p>
          </table:table-cell>
          <table:table-cell table:formula="of:=[.W144]+[.X143]" office:value-type="float" office:value="140">
            <text:p>140</text:p>
          </table:table-cell>
          <table:table-cell table:formula="of:=[.X144]+[.Y143]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true">
            <text:p>TRU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true">
            <text:p>TRU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5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56:20.81</meta:creation-date>
    <meta:editing-duration>PT2M39S</meta:editing-duration>
    <meta:editing-cycles>2</meta:editing-cycles>
    <meta:generator>OpenOffice/4.1.4$Win32 OpenOffice.org_project/414m5$Build-9788</meta:generator>
    <meta:initial-creator>Conrad Hein</meta:initial-creator>
    <dc:date>2018-11-10T15:14:09.95</dc:date>
    <dc:creator>Conrad Hein</dc:creator>
    <meta:document-statistic meta:table-count="5" meta:cell-count="4547" meta:object-count="0"/>
  </office:meta>
</office:document-meta>
</file>